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nAtAspectException.getNonAspe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nAtAspectException.NotAnAtAspectException( Class &lt; ? &gt; non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